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21mm"/>
    </style:style>
    <style:style style:name="co2" style:family="table-column">
      <style:table-column-properties fo:break-before="auto" style:column-width="37.9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 Sheet 0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s/>Black African</text:p>
          </table:table-cell>
          <table:table-cell office:value-type="string" calcext:value-type="string">
            <text:p>percentage male head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60.5" calcext:value-type="float">
            <text:p>60.5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54.45" calcext:value-type="float">
            <text:p>54.45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70.41" calcext:value-type="float">
            <text:p>70.41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72.08" calcext:value-type="float">
            <text:p>72.08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55.82" calcext:value-type="float">
            <text:p>55.82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55.32" calcext:value-type="float">
            <text:p>55.32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57.18" calcext:value-type="float">
            <text:p>57.18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46.03" calcext:value-type="float">
            <text:p>46.03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74.73" calcext:value-type="float">
            <text:p>74.73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71.63" calcext:value-type="float">
            <text:p>71.63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65.75" calcext:value-type="float">
            <text:p>65.75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62.34" calcext:value-type="float">
            <text:p>62.34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74.42" calcext:value-type="float">
            <text:p>74.42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82.66" calcext:value-type="float">
            <text:p>82.66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68.75" calcext:value-type="float">
            <text:p>68.75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58.81" calcext:value-type="float">
            <text:p>58.8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59.02" calcext:value-type="float">
            <text:p>59.02</text:p>
          </table:table-cell>
        </table:table-row>
      </table:table>
      <table:table table:name="Data Sheet 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s/>Coloured</text:p>
          </table:table-cell>
          <table:table-cell office:value-type="string" calcext:value-type="string">
            <text:p>percentage male head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47.38" calcext:value-type="float">
            <text:p>47.38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48.33" calcext:value-type="float">
            <text:p>48.33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73.45" calcext:value-type="float">
            <text:p>73.45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69.36" calcext:value-type="float">
            <text:p>69.36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55.51" calcext:value-type="float">
            <text:p>55.51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56.2" calcext:value-type="float">
            <text:p>56.2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44.07" calcext:value-type="float">
            <text:p>44.07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55.37" calcext:value-type="float">
            <text:p>55.37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68.68" calcext:value-type="float">
            <text:p>68.68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47.83" calcext:value-type="float">
            <text:p>47.83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61.03" calcext:value-type="float">
            <text:p>61.03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60.95" calcext:value-type="float">
            <text:p>60.95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63.67" calcext:value-type="float">
            <text:p>63.67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76.67" calcext:value-type="float">
            <text:p>76.67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65.54" calcext:value-type="float">
            <text:p>65.54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50.91" calcext:value-type="float">
            <text:p>50.9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3.7" calcext:value-type="float">
            <text:p>63.7</text:p>
          </table:table-cell>
        </table:table-row>
      </table:table>
      <table:table table:name="Data Sheet 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s/>Indian or Asian</text:p>
          </table:table-cell>
          <table:table-cell office:value-type="string" calcext:value-type="string">
            <text:p>percentage male head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57.14" calcext:value-type="float">
            <text:p>57.14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61.45" calcext:value-type="float">
            <text:p>61.45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76.1" calcext:value-type="float">
            <text:p>76.1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44.44" calcext:value-type="float">
            <text:p>44.44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44.37" calcext:value-type="float">
            <text:p>44.37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71.43" calcext:value-type="float">
            <text:p>71.43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65.3" calcext:value-type="float">
            <text:p>65.3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66.67" calcext:value-type="float">
            <text:p>66.67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66.99" calcext:value-type="float">
            <text:p>66.99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83.33" calcext:value-type="float">
            <text:p>83.33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76.92" calcext:value-type="float">
            <text:p>76.9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7.11" calcext:value-type="float">
            <text:p>67.11</text:p>
          </table:table-cell>
        </table:table-row>
      </table:table>
      <table:table table:name="Data Sheet 3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s/>White</text:p>
          </table:table-cell>
          <table:table-cell office:value-type="string" calcext:value-type="string">
            <text:p>percentage male head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56.18" calcext:value-type="float">
            <text:p>56.18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56.36" calcext:value-type="float">
            <text:p>56.36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68.56" calcext:value-type="float">
            <text:p>68.56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72.41" calcext:value-type="float">
            <text:p>72.41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63.1" calcext:value-type="float">
            <text:p>63.1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55.85" calcext:value-type="float">
            <text:p>55.85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58.13" calcext:value-type="float">
            <text:p>58.13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60.25" calcext:value-type="float">
            <text:p>60.25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70.35" calcext:value-type="float">
            <text:p>70.35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53.48" calcext:value-type="float">
            <text:p>53.48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62.35" calcext:value-type="float">
            <text:p>62.35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52.75" calcext:value-type="float">
            <text:p>52.75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54.97" calcext:value-type="float">
            <text:p>54.97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71.82" calcext:value-type="float">
            <text:p>71.82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70.48" calcext:value-type="float">
            <text:p>70.4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2.09" calcext:value-type="float">
            <text:p>62.09</text:p>
          </table:table-cell>
        </table:table-row>
      </table:table>
      <table:table table:name="Data Sheet 4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s/>Total</text:p>
          </table:table-cell>
          <table:table-cell office:value-type="string" calcext:value-type="string">
            <text:p>percentage male head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55.18" calcext:value-type="float">
            <text:p>55.18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72.64" calcext:value-type="float">
            <text:p>72.64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70.31" calcext:value-type="float">
            <text:p>70.31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58.86" calcext:value-type="float">
            <text:p>58.86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55.46" calcext:value-type="float">
            <text:p>55.46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57.95" calcext:value-type="float">
            <text:p>57.95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58.59" calcext:value-type="float">
            <text:p>58.59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56.79" calcext:value-type="float">
            <text:p>56.79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69.11" calcext:value-type="float">
            <text:p>69.11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53.05" calcext:value-type="float">
            <text:p>53.05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62.14" calcext:value-type="float">
            <text:p>62.14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58.6" calcext:value-type="float">
            <text:p>58.6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58.7" calcext:value-type="float">
            <text:p>58.7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72.62" calcext:value-type="float">
            <text:p>72.62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59.99" calcext:value-type="float">
            <text:p>59.99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69.69" calcext:value-type="float">
            <text:p>69.6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2.41" calcext:value-type="float">
            <text:p>62.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0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0" number:language="en" number:country="ZA">
      <number:text>R -</number:text>
      <number:number number:decimal-places="0" loext:min-decimal-places="0" number:min-integer-digits="1" number:grouping="true"/>
      <style:map style:condition="value()&gt;=0" style:apply-style-name="N10110P0"/>
    </number:number-style>
    <number:number-style style:name="N10111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1" number:language="en" number:country="ZA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3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3" number:language="en" number:country="ZA">
      <number:text>R 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4" number:language="en" number:country="ZA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0114P0"/>
    </number:number-style>
    <number:date-style style:name="N10115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16" number:language="en" number:country="ZA">
      <number:day number:style="long"/>
      <number:text>-</number:text>
      <number:month number:textual="true"/>
    </number:date-style>
    <number:date-style style:name="N10117" number:language="en" number:country="ZA">
      <number:month number:textual="true"/>
      <number:text>-</number:text>
      <number:year/>
    </number:date-style>
    <number:date-style style:name="N10118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en" number:country="ZA">
      <number:number number:decimal-places="0" loext:min-decimal-places="0" number:min-integer-digits="1" number:grouping="true"/>
    </number:number-style>
    <number:number-style style:name="N10119" number:language="en" number:country="ZA"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ZA">
      <number:number number:decimal-places="0" loext:min-decimal-places="0" number:min-integer-digits="1" number:grouping="true"/>
    </number:number-style>
    <number:number-style style:name="N10120" number:language="en" number:country="Z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0P0"/>
    </number:number-style>
    <number:number-style style:name="N10121P0" style:volatile="true" number:language="en" number:country="ZA">
      <number:number number:decimal-places="2" loext:min-decimal-places="2" number:min-integer-digits="1" number:grouping="true"/>
    </number:number-style>
    <number:number-style style:name="N10121" number:language="en" number:country="ZA"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ZA">
      <number:number number:decimal-places="2" loext:min-decimal-places="2" number:min-integer-digits="1" number:grouping="true"/>
    </number:number-style>
    <number:number-style style:name="N10122" number:language="en" number:country="Z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2P0"/>
    </number:number-style>
    <number:number-style style:name="N10126P0" style:volatile="true" number:language="en" number:country="Z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en" number:country="ZA">
      <loext:text> </loext:text>
      <loext:fill-character> </loext:fill-character>
      <number:text>- </number:text>
    </number:number-style>
    <number:text-style style:name="N10126" number:language="en" number:country="ZA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n" number:country="ZA">
      <loext:text> 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en" number:country="ZA">
      <loext:text> R </loext:text>
      <loext:fill-character> </loext:fill-character>
      <number:text>- </number:text>
    </number:number-style>
    <number:text-style style:name="N10130" number:language="en" number:country="ZA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n" number:country="Z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n" number:country="ZA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4P2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n" number:country="ZA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n" number:country="ZA">
      <loext:text> 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ZA">
      <loext:text> 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ZA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39" number:language="en" number:country="ZA">
      <number:text>R -</number:text>
      <number:number number:decimal-places="0" loext:min-decimal-places="0" number:min-integer-digits="1" number:grouping="true"/>
      <style:map style:condition="value()&gt;=0" style:apply-style-name="N10139P0"/>
    </number:number-style>
    <number:number-style style:name="N10140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40" number:language="en" number:country="ZA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0140P0"/>
    </number:number-style>
    <number:number-style style:name="N10141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41" number:language="en" number:country="ZA">
      <number:text>R -</number:text>
      <number:number number:decimal-places="2" loext:min-decimal-places="2" number:min-integer-digits="1" number:grouping="true"/>
      <style:map style:condition="value()&gt;=0" style:apply-style-name="N10141P0"/>
    </number:number-style>
    <number:number-style style:name="N10142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42" number:language="en" number:country="ZA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0142P0"/>
    </number:number-style>
    <number:number-style style:name="N10143P0" style:volatile="true" number:language="en" number:country="Z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43P2" style:volatile="true" number:language="en" number:country="ZA">
      <loext:text> </loext:text>
      <loext:fill-character> </loext:fill-character>
      <number:text>- </number:text>
    </number:number-style>
    <number:text-style style:name="N10143" number:language="en" number:country="ZA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P0" style:volatile="true" number:language="en" number:country="ZA">
      <loext:text> 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44P2" style:volatile="true" number:language="en" number:country="ZA">
      <loext:text> R </loext:text>
      <loext:fill-character> </loext:fill-character>
      <number:text>- </number:text>
    </number:number-style>
    <number:text-style style:name="N10144" number:language="en" number:country="ZA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5P0" style:volatile="true" number:language="en" number:country="Z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5P1" style:volatile="true" number:language="en" number:country="ZA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45P2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5" number:language="en" number:country="ZA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6P0" style:volatile="true" number:language="en" number:country="ZA">
      <loext:text> 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6P1" style:volatile="true" number:language="en" number:country="ZA">
      <loext:text> 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46P2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6" number:language="en" number:country="ZA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00/00/00</text:date>, <text:time style:data-style-name="N2" text:time-value="19:01:41.0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17:32:11.856000000</meta:creation-date>
    <dc:date>2018-09-16T19:07:45.524000000</dc:date>
    <meta:editing-duration>PT20M54S</meta:editing-duration>
    <meta:editing-cycles>6</meta:editing-cycles>
    <meta:generator>LibreOffice/6.0.4.2$Windows_X86_64 LibreOffice_project/9b0d9b32d5dcda91d2f1a96dc04c645c450872bf</meta:generator>
    <meta:document-statistic meta:table-count="5" meta:cell-count="190" meta:object-count="0"/>
  </office:meta>
</office:document-meta>
</file>